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Standard">
      <style:text-properties officeooo:rsid="000ace37" officeooo:paragraph-rsid="000ace37"/>
    </style:style>
    <style:style style:name="P3" style:family="paragraph" style:parent-style-name="Heading_20_1">
      <style:text-properties officeooo:rsid="000ace37" officeooo:paragraph-rsid="000ace37"/>
    </style:style>
    <style:style style:name="P4" style:family="paragraph" style:parent-style-name="Preformatted_20_Text">
      <style:text-properties officeooo:rsid="000ace37" officeooo:paragraph-rsid="000ace37"/>
    </style:style>
    <style:style style:name="P5" style:family="paragraph" style:parent-style-name="Preformatted_20_Text">
      <style:paragraph-properties fo:margin-top="0in" fo:margin-bottom="0.1965in" loext:contextual-spacing="false"/>
    </style:style>
    <style:style style:name="P6" style:family="paragraph" style:parent-style-name="Preformatted_20_Text">
      <style:paragraph-properties fo:margin-top="0in" fo:margin-bottom="0.1965in" loext:contextual-spacing="false"/>
      <style:text-properties officeooo:paragraph-rsid="000ace37"/>
    </style:style>
    <style:style style:name="T1" style:family="text">
      <style:text-properties officeooo:rsid="0006687a"/>
    </style:style>
    <style:style style:name="T2" style:family="text">
      <style:text-properties officeooo:rsid="0009584b"/>
    </style:style>
    <style:style style:name="T3" style:family="text">
      <style:text-properties officeooo:rsid="000ace3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sting the TurtleBot Simulation</text:h>
      <text:h text:style-name="Heading_20_2" text:outline-level="2"><text:bookmark text:name="running-gazebo-with-a-turtlebot"/>Running Gazebo with a TurtleBot</text:h>
      <text:p text:style-name="P1"><text:span text:style-name="Source_20_Text">roslaunch turtlebot_gazebo turtlebot_world.launch</text:span></text:p>
      <text:h text:style-name="Heading_20_2" text:outline-level="2"><text:bookmark text:name="running-rviz"/>Running Rviz</text:h>
      <text:p text:style-name="P1"><text:span text:style-name="Source_20_Text">roslaunch turtlebot_rviz_launchers view_robot.launch</text:span></text:p>
      <text:h text:style-name="Heading_20_1" text:outline-level="1">Testing Simulated Kinect</text:h>
      <text:p text:style-name="P1"><text:span text:style-name="Source_20_Text">echo $TURTLEBOT_3D_SENSOR</text:span></text:p>
      <text:p text:style-name="P1"><text:span text:style-name="Source_20_Text">echo "export TURTLEBOT_3D_SENSOR=kinect" &gt;&gt; .bashrc</text:span></text:p>
      <text:h text:style-name="Heading_20_1" text:outline-level="1">Teleoperation</text:h>
      <text:h text:style-name="Heading_20_2" text:outline-level="2"><text:bookmark text:name="keyboard"/>Keyboard</text:h>
      <text:p text:style-name="P1"><text:span text:style-name="Source_20_Text">roslaunch turtlebot_teleop keyboard_teleop.launch</text:span></text:p>
      <text:h text:style-name="Heading_20_2" text:outline-level="2"><text:bookmark text:name="interactive-markers"/>Interactive Markers</text:h>
      <text:p text:style-name="P1"><text:span text:style-name="Source_20_Text">roslaunch turtlebot_interactive_markers interactive_markers.launch</text:span></text:p>
      <text:h text:style-name="Heading_20_1" text:outline-level="1">Editing the Simulated World</text:h>
      <text:h text:style-name="Heading_20_2" text:outline-level="2"><text:bookmark text:name="specifying-world-for-simulation"/>Specifying World for Simulation</text:h>
      <text:p text:style-name="Preformatted_20_Text"><text:span text:style-name="Source_20_Text">roslaunch turtlebot_gazebo turtlebot_world.launch</text:span></text:p>
      <text:p text:style-name="Preformatted_20_Text"><text:span text:style-name="Source_20_Text"/></text:p>
      <text:p text:style-name="P1"><text:span text:style-name="Source_20_Text">roslaunch turtlebot_gazebo turtlebot_world.launch world_file:=&lt;full path to the world file&gt;</text:span></text:p>
      <text:h text:style-name="Heading_20_2" text:outline-level="2"><text:bookmark text:name="launching-an-empty-world"/>Launching an Empty World</text:h>
      <text:p text:style-name="P1"><text:span text:style-name="Source_20_Text">roslaunch turtlebot_gazebo turtlebot_world.launch world_</text:span><text:a xlink:type="simple" xlink:href="../../../../../../=/opt/ros/kinetic/share/turtlebot_gazebo/worlds/empty.world" text:style-name="Internet_20_link" text:visited-style-name="Visited_20_Internet_20_Link"><text:span text:style-name="Source_20_Text">file:=/opt/ros/</text:span></text:a><text:a xlink:type="simple" xlink:href="../../../../../../=/opt/ros/kinetic/share/turtlebot_gazebo/worlds/empty.world" text:style-name="Internet_20_link" text:visited-style-name="Visited_20_Internet_20_Link"><text:span text:style-name="Source_20_Text"><text:span text:style-name="T1">kinetic</text:span></text:span></text:a><text:a xlink:type="simple" xlink:href="../../../../../../=/opt/ros/kinetic/share/turtlebot_gazebo/worlds/empty.world" text:style-name="Internet_20_link" text:visited-style-name="Visited_20_Internet_20_Link"><text:span text:style-name="Source_20_Text">/share/turtlebot_gazebo/worlds/empty.world</text:span></text:a><text:span text:style-name="Source_20_Text"> </text:span><text:span text:style-name="Source_20_Text"><text:span text:style-name="T2">#(be care of the file path)</text:span></text:span></text:p>
      <text:h text:style-name="Heading_20_1" text:outline-level="1"><text:soft-page-break/>Creating a Map</text:h>
      <text:p text:style-name="P1"><text:span text:style-name="Source_20_Text">roslaunch turtlebot_gazebo turtlebot_world.launch</text:span></text:p>
      <text:p text:style-name="P1"><text:span text:style-name="Source_20_Text">roslaunch turtlebot_gazebo gmapping_demo.launch</text:span></text:p>
      <text:p text:style-name="P1"><text:span text:style-name="Source_20_Text">roslaunch turtlebot_rviz_launchers view_navigation.launch</text:span></text:p>
      <text:p text:style-name="P1"><text:span text:style-name="Source_20_Text">Local map-&gt;Costmap-&gt;Topic (choose /map from drop-down list).</text:span></text:p>
      <text:p text:style-name="P1"><text:span text:style-name="Source_20_Text">Global map-&gt;Costmap-&gt;Topic (choose /map from drop-down list).</text:span></text:p>
      <text:p text:style-name="P1"><text:span text:style-name="Source_20_Text">roslaunch turtlebot_teleop keyboard_teleop.launch</text:span></text:p>
      <text:p text:style-name="Standard">9. Save a map when your picture is good enough (like this).</text:p>
      <text:p text:style-name="Standard"/>
      <text:p text:style-name="P1"><text:span text:style-name="Source_20_Text">rosrun map_server map_saver -f /home/&lt;user_name&gt;/turtlebot_custom_maps/tutorial</text:span></text:p>
      <text:h text:style-name="Heading_20_2" text:outline-level="2"><text:bookmark text:name="testing-the-new-map"/>Testing the New Map</text:h>
      <text:p text:style-name="P1"><text:span text:style-name="Source_20_Text">roslaunch turtlebot_gazebo turtlebot_world.launch</text:span></text:p>
      <text:p text:style-name="P1"><text:span text:style-name="Source_20_Text">roslaunch turtlebot_gazebo amcl_demo.launch map_</text:span><text:a xlink:type="simple" xlink:href="../../../../../../=/home/" text:style-name="Internet_20_link" text:visited-style-name="Visited_20_Internet_20_Link"><text:span text:style-name="Source_20_Text">file:=/home/</text:span></text:a><text:span text:style-name="Source_20_Text">&lt;user_name&gt;/turtlebot_custom_maps/tutorial.yaml <text:s/></text:span><text:span text:style-name="Source_20_Text"><text:span text:style-name="T2"># be care of the .png path in .yaml file</text:span></text:span></text:p>
      <text:p text:style-name="P1"><text:span text:style-name="Source_20_Text">roslaunch turtlebot_rviz_launchers view_navigation.launch</text:span></text:p>
      <text:h text:style-name="Heading_20_1" text:outline-level="1">Autonomous Navigation</text:h>
      <text:p text:style-name="P1"><text:span text:style-name="Source_20_Text">roslaunch turtlebot_gazebo turtlebot_world.launch</text:span></text:p>
      <text:p text:style-name="P1"><text:span text:style-name="Source_20_Text">roslaunch turtlebot_gazebo turtlebot_world.launch world_file:=&lt;full path to the world file&gt;</text:span></text:p>
      <text:p text:style-name="P1"><text:span text:style-name="Source_20_Text">roslaunch turtlebot_gazebo amcl_demo.launch</text:span></text:p>
      <text:p text:style-name="P1"><text:span text:style-name="Source_20_Text">roslaunch turtlebot_gazebo amcl_demo.launch map_file:=&lt;full path to map yaml file&gt;</text:span></text:p>
      <text:p text:style-name="P1"><text:span text:style-name="Source_20_Text">roslaunch turtlebot_rviz_launchers view_navigation.launch</text:span></text:p>
      <text:h text:style-name="Heading_20_1" text:outline-level="1">Going Forward and Avoiding Obstacles Using Code</text:h>
      <text:p text:style-name="P1"><text:span text:style-name="Source_20_Text">roslaunch turtlebot_gazebo turtlebot_world.launch</text:span></text:p>
      <text:p text:style-name="P1"><text:span text:style-name="Source_20_Text">roslaunch turtlebot_gazebo amcl_demo.launch</text:span></text:p>
      <text:p text:style-name="P1"><text:soft-page-break/><text:span text:style-name="Source_20_Text">roslaunch turtlebot_rviz_launchers view_navigation.launch</text:span></text:p>
      <text:p text:style-name="P1"><text:span text:style-name="Source_20_Text">Send a navigation goal to stand TurtleBot in front of the object facing it.</text:span></text:p>
      <text:p text:style-name="P6"><text:span text:style-name="Source_20_Text"><text:span text:style-name="T3">Python ~/Desktop/Mobile_Rob/Project/helloworld/turtlebot/goforward_and_avoid_obstacle.py</text:span></text:span></text:p>
      <text:p text:style-name="P2">Questions: </text:p>
      <text:p text:style-name="P2">why turtlebot rotate during 2D nav goal?</text:p>
      <text:p text:style-name="P2">Why sometimes “wait for the action server to come up”</text:p>
      <text:p text:style-name="P2"/>
      <text:h text:style-name="P3" text:outline-level="1">Going to a Specific Location on Your Map Using Code</text:h>
      <text:p text:style-name="P2">Gazebo,</text:p>
      <text:p text:style-name="P2">amcl_demo.launch</text:p>
      <text:p text:style-name="P2">rviz</text:p>
      <text:p text:style-name="P2"/>
      <text:p text:style-name="P4"><text:span text:style-name="Source_20_Text">rosrun tf tf_echo /map /base_link</text:span></text:p>
      <text:p text:style-name="P4"><text:span text:style-name="Source_20_Text"/></text:p>
      <text:p text:style-name="P4"><text:span text:style-name="Source_20_Text"/></text:p>
      <text:p text:style-name="P4"><text:span text:style-name="Source_20_Text">python go_to_specific_point_on_map.py</text:span></text:p>
      <text:p text:style-name="P2"/>
      <text:h text:style-name="P3" text:outline-level="1">Taking a Photo</text:h>
      <text:p text:style-name="P4"><text:span text:style-name="Source_20_Text">roslaunch turtlebot_gazebo turtlebot_world.launch</text:span></text:p>
      <text:p text:style-name="P2"/>
      <text:p text:style-name="P4"><text:span text:style-name="Source_20_Text">rosrun image_view image_view image:=/camera/rgb/image_raw</text:span></text:p>
      <text:p text:style-name="P4"><text:span text:style-name="Source_20_Text"/></text:p>
      <text:p text:style-name="P4"><text:span text:style-name="Source_20_Text">6. By default, images will be saved as frame0000.jpg, frame0001.jpg. You can control name, location and format of saved images using _filename_format parameter.</text:span></text:p>
      <text:p text:style-name="P2"/>
      <text:p text:style-name="P4"><text:span text:style-name="Source_20_Text">rosrun image_view image_view image:=/camera/rgb/image_raw _filename_format:="tutorial%02i.jpg"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4T19:00:50.084705402</meta:creation-date>
    <dc:date>2019-11-25T16:52:53.801756361</dc:date>
    <meta:editing-duration>PT48M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3" meta:paragraph-count="58" meta:word-count="278" meta:character-count="2878" meta:non-whitespace-character-count="2656"/>
  </office:meta>
</office:document-meta>
</file>